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b17a" officeooo:paragraph-rsid="0015b17a"/>
    </style:style>
    <style:style style:name="P2" style:family="paragraph" style:parent-style-name="Standard">
      <style:text-properties officeooo:rsid="0016f6c6" officeooo:paragraph-rsid="0016f6c6"/>
    </style:style>
    <style:style style:name="P3" style:family="paragraph" style:parent-style-name="Standard">
      <style:text-properties officeooo:rsid="0016f6c6" officeooo:paragraph-rsid="0017834f"/>
    </style:style>
    <style:style style:name="P4" style:family="paragraph" style:parent-style-name="Standard" style:list-style-name="L1">
      <style:text-properties officeooo:rsid="0016f6c6" officeooo:paragraph-rsid="0016f6c6"/>
    </style:style>
    <style:style style:name="P5" style:family="paragraph" style:parent-style-name="Standard" style:list-style-name="L1">
      <style:text-properties officeooo:paragraph-rsid="0016f6c6"/>
    </style:style>
    <style:style style:name="P6" style:family="paragraph" style:parent-style-name="Standard" style:list-style-name="L2">
      <style:text-properties officeooo:paragraph-rsid="0016f6c6"/>
    </style:style>
    <style:style style:name="P7" style:family="paragraph" style:parent-style-name="Standard" style:list-style-name="L3">
      <style:text-properties officeooo:paragraph-rsid="0016f6c6"/>
    </style:style>
    <style:style style:name="P8" style:family="paragraph" style:parent-style-name="Standard" style:list-style-name="L4">
      <style:text-properties officeooo:rsid="001a4643" officeooo:paragraph-rsid="001a4643"/>
    </style:style>
    <style:style style:name="P9" style:family="paragraph" style:parent-style-name="Standard">
      <style:text-properties officeooo:rsid="001a4643" officeooo:paragraph-rsid="001a4643"/>
    </style:style>
    <style:style style:name="P10" style:family="paragraph" style:parent-style-name="Standard">
      <style:text-properties officeooo:rsid="001a4643" officeooo:paragraph-rsid="00643157"/>
    </style:style>
    <style:style style:name="P11" style:family="paragraph" style:parent-style-name="Standard">
      <style:text-properties fo:font-weight="bold" officeooo:paragraph-rsid="0015b17a" style:font-weight-asian="bold" style:font-weight-complex="bold"/>
    </style:style>
    <style:style style:name="P12" style:family="paragraph" style:parent-style-name="Standard">
      <style:text-properties fo:font-weight="bold" officeooo:paragraph-rsid="0016f6c6" style:font-weight-asian="bold" style:font-weight-complex="bold"/>
    </style:style>
    <style:style style:name="P13" style:family="paragraph" style:parent-style-name="Standard">
      <style:text-properties fo:font-weight="bold" officeooo:rsid="0016f6c6" officeooo:paragraph-rsid="0016f6c6" style:font-weight-asian="bold" style:font-weight-complex="bold"/>
    </style:style>
    <style:style style:name="P14" style:family="paragraph" style:parent-style-name="Standard">
      <style:text-properties fo:font-weight="bold" officeooo:rsid="0025a7a2" officeooo:paragraph-rsid="0025a7a2" style:font-weight-asian="bold" style:font-weight-complex="bold"/>
    </style:style>
    <style:style style:name="P15" style:family="paragraph" style:parent-style-name="Standard">
      <style:text-properties fo:font-weight="bold" officeooo:rsid="0029a808" officeooo:paragraph-rsid="0029a808" style:font-weight-asian="bold" style:font-weight-complex="bold"/>
    </style:style>
    <style:style style:name="P16" style:family="paragraph" style:parent-style-name="Standard">
      <style:text-properties fo:font-weight="bold" officeooo:rsid="0029a808" officeooo:paragraph-rsid="00643157" style:font-weight-asian="bold" style:font-weight-complex="bold"/>
    </style:style>
    <style:style style:name="P17" style:family="paragraph" style:parent-style-name="Standard">
      <style:text-properties fo:font-weight="bold" officeooo:rsid="002b8fd1" officeooo:paragraph-rsid="002b8fd1" style:font-weight-asian="bold" style:font-weight-complex="bold"/>
    </style:style>
    <style:style style:name="P18" style:family="paragraph" style:parent-style-name="Standard" style:list-style-name="L5">
      <style:text-properties fo:font-weight="bold" officeooo:rsid="0030368a" officeooo:paragraph-rsid="0030368a" style:font-weight-asian="bold" style:font-weight-complex="bold"/>
    </style:style>
    <style:style style:name="P19" style:family="paragraph" style:parent-style-name="Standard" style:list-style-name="L7">
      <style:text-properties fo:font-weight="bold" officeooo:rsid="003ce231" officeooo:paragraph-rsid="003ce231" style:font-weight-asian="bold" style:font-weight-complex="bold"/>
    </style:style>
    <style:style style:name="P20" style:family="paragraph" style:parent-style-name="Standard" style:list-style-name="L7">
      <style:text-properties fo:font-weight="bold" officeooo:rsid="00430ea4" officeooo:paragraph-rsid="00430ea4" style:font-weight-asian="bold" style:font-weight-complex="bold"/>
    </style:style>
    <style:style style:name="P21" style:family="paragraph" style:parent-style-name="Standard">
      <style:text-properties fo:font-weight="bold" officeooo:rsid="0086df66" officeooo:paragraph-rsid="0086df66" style:font-weight-asian="bold" style:font-weight-complex="bold"/>
    </style:style>
    <style:style style:name="P22" style:family="paragraph" style:parent-style-name="Standard" style:list-style-name="L14">
      <style:text-properties fo:font-weight="bold" officeooo:rsid="0086df66" officeooo:paragraph-rsid="0086df66" style:font-weight-asian="bold" style:font-weight-complex="bold"/>
    </style:style>
    <style:style style:name="P23" style:family="paragraph" style:parent-style-name="Standard" style:list-style-name="L15">
      <style:text-properties fo:font-weight="bold" officeooo:rsid="009f24a0" officeooo:paragraph-rsid="009f24a0" style:font-weight-asian="bold" style:font-weight-complex="bold"/>
    </style:style>
    <style:style style:name="P24" style:family="paragraph" style:parent-style-name="Standard" style:list-style-name="L15">
      <style:text-properties fo:font-weight="bold" officeooo:rsid="009f78a4" officeooo:paragraph-rsid="009f78a4" style:font-weight-asian="bold" style:font-weight-complex="bold"/>
    </style:style>
    <style:style style:name="P25" style:family="paragraph" style:parent-style-name="Standard">
      <style:text-properties fo:font-weight="bold" officeooo:rsid="009f78a4" officeooo:paragraph-rsid="009f78a4" style:font-weight-asian="bold" style:font-weight-complex="bold"/>
    </style:style>
    <style:style style:name="P26" style:family="paragraph" style:parent-style-name="Standard">
      <style:text-properties fo:font-weight="bold" officeooo:rsid="00a07f89" officeooo:paragraph-rsid="00a07f89" style:font-weight-asian="bold" style:font-weight-complex="bold"/>
    </style:style>
    <style:style style:name="P27" style:family="paragraph" style:parent-style-name="Standard" style:list-style-name="L16">
      <style:text-properties fo:font-weight="bold" officeooo:rsid="00a2606e" officeooo:paragraph-rsid="00a2606e" style:font-weight-asian="bold" style:font-weight-complex="bold"/>
    </style:style>
    <style:style style:name="P28" style:family="paragraph" style:parent-style-name="Standard">
      <style:text-properties fo:font-weight="bold" officeooo:rsid="00a55445" officeooo:paragraph-rsid="00a55445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15b17a" officeooo:paragraph-rsid="0020d2b9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15b17a" officeooo:paragraph-rsid="00643157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22958f" officeooo:paragraph-rsid="0022958f" style:font-size-asian="16pt" style:font-weight-asian="bold" style:font-size-complex="16pt" style:font-weight-complex="bold"/>
    </style:style>
    <style:style style:name="P32" style:family="paragraph" style:parent-style-name="Standard">
      <style:text-properties fo:font-weight="normal" officeooo:rsid="0015b17a" officeooo:paragraph-rsid="0020d2b9" style:font-weight-asian="normal" style:font-weight-complex="normal"/>
    </style:style>
    <style:style style:name="P33" style:family="paragraph" style:parent-style-name="Standard">
      <style:text-properties fo:font-weight="normal" officeooo:rsid="0015b17a" officeooo:paragraph-rsid="00643157" style:font-weight-asian="normal" style:font-weight-complex="normal"/>
    </style:style>
    <style:style style:name="P34" style:family="paragraph" style:parent-style-name="Standard">
      <style:text-properties fo:font-weight="normal" officeooo:rsid="0029a808" officeooo:paragraph-rsid="0029a808" style:font-weight-asian="normal" style:font-weight-complex="normal"/>
    </style:style>
    <style:style style:name="P35" style:family="paragraph" style:parent-style-name="Standard">
      <style:text-properties fo:font-weight="normal" officeooo:rsid="0029a808" officeooo:paragraph-rsid="0069cc01" style:font-weight-asian="normal" style:font-weight-complex="normal"/>
    </style:style>
    <style:style style:name="P36" style:family="paragraph" style:parent-style-name="Standard">
      <style:text-properties fo:font-weight="normal" officeooo:rsid="002b8fd1" officeooo:paragraph-rsid="0029a808" style:font-weight-asian="normal" style:font-weight-complex="normal"/>
    </style:style>
    <style:style style:name="P37" style:family="paragraph" style:parent-style-name="Standard">
      <style:text-properties fo:font-weight="normal" officeooo:rsid="002b8fd1" officeooo:paragraph-rsid="002b8fd1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2d7384" officeooo:paragraph-rsid="002d7384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30368a" officeooo:paragraph-rsid="0030368a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355764" officeooo:paragraph-rsid="00355764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37550d" officeooo:paragraph-rsid="0037550d" style:font-weight-asian="normal" style:font-weight-complex="normal"/>
    </style:style>
    <style:style style:name="P42" style:family="paragraph" style:parent-style-name="Standard">
      <style:text-properties fo:font-weight="normal" officeooo:rsid="00390c15" officeooo:paragraph-rsid="00390c15" style:font-weight-asian="normal" style:font-weight-complex="normal"/>
    </style:style>
    <style:style style:name="P43" style:family="paragraph" style:parent-style-name="Standard">
      <style:text-properties fo:font-weight="normal" officeooo:rsid="00390c15" officeooo:paragraph-rsid="0050d45b" style:font-weight-asian="normal" style:font-weight-complex="normal"/>
    </style:style>
    <style:style style:name="P44" style:family="paragraph" style:parent-style-name="Standard">
      <style:text-properties fo:font-weight="normal" officeooo:rsid="00395e78" officeooo:paragraph-rsid="00395e78" style:font-weight-asian="normal" style:font-weight-complex="normal"/>
    </style:style>
    <style:style style:name="P45" style:family="paragraph" style:parent-style-name="Standard" style:list-style-name="L7">
      <style:text-properties fo:font-weight="normal" officeooo:rsid="003ce231" officeooo:paragraph-rsid="003ce231" style:font-weight-asian="normal" style:font-weight-complex="normal"/>
    </style:style>
    <style:style style:name="P46" style:family="paragraph" style:parent-style-name="Standard">
      <style:text-properties fo:font-weight="normal" officeooo:rsid="00430ea4" officeooo:paragraph-rsid="00430ea4" style:font-weight-asian="normal" style:font-weight-complex="normal"/>
    </style:style>
    <style:style style:name="P47" style:family="paragraph" style:parent-style-name="Standard" style:list-style-name="L8">
      <style:text-properties fo:font-weight="normal" officeooo:rsid="00482279" officeooo:paragraph-rsid="00482279" style:font-weight-asian="normal" style:font-weight-complex="normal"/>
    </style:style>
    <style:style style:name="P48" style:family="paragraph" style:parent-style-name="Standard" style:list-style-name="L8">
      <style:text-properties fo:font-weight="normal" officeooo:rsid="0049aaf6" officeooo:paragraph-rsid="0049aaf6" style:font-weight-asian="normal" style:font-weight-complex="normal"/>
    </style:style>
    <style:style style:name="P49" style:family="paragraph" style:parent-style-name="Standard" style:list-style-name="L8">
      <style:text-properties fo:font-weight="normal" officeooo:rsid="004be5d1" officeooo:paragraph-rsid="004be5d1" style:font-weight-asian="normal" style:font-weight-complex="normal"/>
    </style:style>
    <style:style style:name="P50" style:family="paragraph" style:parent-style-name="Standard" style:list-style-name="L8">
      <style:text-properties fo:font-weight="normal" officeooo:rsid="004dd192" officeooo:paragraph-rsid="004dd192" style:font-weight-asian="normal" style:font-weight-complex="normal"/>
    </style:style>
    <style:style style:name="P51" style:family="paragraph" style:parent-style-name="Standard" style:list-style-name="L8">
      <style:text-properties fo:font-weight="normal" officeooo:rsid="004f0405" officeooo:paragraph-rsid="004f0405" style:font-weight-asian="normal" style:font-weight-complex="normal"/>
    </style:style>
    <style:style style:name="P52" style:family="paragraph" style:parent-style-name="Standard" style:list-style-name="L8">
      <style:text-properties fo:font-weight="normal" officeooo:rsid="00500896" officeooo:paragraph-rsid="00500896" style:font-weight-asian="normal" style:font-weight-complex="normal"/>
    </style:style>
    <style:style style:name="P53" style:family="paragraph" style:parent-style-name="Standard" style:list-style-name="L8">
      <style:text-properties fo:font-weight="normal" officeooo:rsid="0050b786" officeooo:paragraph-rsid="0050d45b" style:font-weight-asian="normal" style:font-weight-complex="normal"/>
    </style:style>
    <style:style style:name="P54" style:family="paragraph" style:parent-style-name="Standard">
      <style:text-properties fo:font-weight="normal" officeooo:rsid="0069cc01" officeooo:paragraph-rsid="0069cc01" style:font-weight-asian="normal" style:font-weight-complex="normal"/>
    </style:style>
    <style:style style:name="P55" style:family="paragraph" style:parent-style-name="Standard" style:list-style-name="L11">
      <style:text-properties fo:font-weight="normal" officeooo:rsid="006dfa1c" officeooo:paragraph-rsid="006dfa1c" style:font-weight-asian="normal" style:font-weight-complex="normal"/>
    </style:style>
    <style:style style:name="P56" style:family="paragraph" style:parent-style-name="Standard" style:list-style-name="L11">
      <style:text-properties fo:font-weight="normal" officeooo:rsid="006dfa1c" officeooo:paragraph-rsid="006fbf9b" style:font-weight-asian="normal" style:font-weight-complex="normal"/>
    </style:style>
    <style:style style:name="P57" style:family="paragraph" style:parent-style-name="Standard" style:list-style-name="L11">
      <style:text-properties fo:font-weight="normal" officeooo:rsid="006dfa1c" officeooo:paragraph-rsid="007accd5" style:font-weight-asian="normal" style:font-weight-complex="normal"/>
    </style:style>
    <style:style style:name="P58" style:family="paragraph" style:parent-style-name="Standard" style:list-style-name="L11">
      <style:text-properties fo:font-weight="normal" officeooo:rsid="00731947" officeooo:paragraph-rsid="00731947" style:font-weight-asian="normal" style:font-weight-complex="normal"/>
    </style:style>
    <style:style style:name="P59" style:family="paragraph" style:parent-style-name="Standard" style:list-style-name="L11">
      <style:text-properties fo:font-weight="normal" officeooo:rsid="00751491" officeooo:paragraph-rsid="00751491" style:font-weight-asian="normal" style:font-weight-complex="normal"/>
    </style:style>
    <style:style style:name="P60" style:family="paragraph" style:parent-style-name="Standard">
      <style:text-properties fo:font-weight="normal" officeooo:rsid="00751491" officeooo:paragraph-rsid="00751491" style:font-weight-asian="normal" style:font-weight-complex="normal"/>
    </style:style>
    <style:style style:name="P61" style:family="paragraph" style:parent-style-name="Standard">
      <style:text-properties fo:font-weight="normal" officeooo:rsid="00751491" officeooo:paragraph-rsid="007f7464" style:font-weight-asian="normal" style:font-weight-complex="normal"/>
    </style:style>
    <style:style style:name="P62" style:family="paragraph" style:parent-style-name="Standard">
      <style:text-properties fo:font-weight="normal" officeooo:rsid="00765787" officeooo:paragraph-rsid="00765787" style:font-weight-asian="normal" style:font-weight-complex="normal"/>
    </style:style>
    <style:style style:name="P63" style:family="paragraph" style:parent-style-name="Standard" style:list-style-name="L12">
      <style:text-properties fo:font-weight="normal" officeooo:rsid="00765787" officeooo:paragraph-rsid="00765787" style:font-weight-asian="normal" style:font-weight-complex="normal"/>
    </style:style>
    <style:style style:name="P64" style:family="paragraph" style:parent-style-name="Standard" style:list-style-name="L12">
      <style:text-properties fo:font-weight="normal" officeooo:rsid="007b3d10" officeooo:paragraph-rsid="007b3d10" style:font-weight-asian="normal" style:font-weight-complex="normal"/>
    </style:style>
    <style:style style:name="P65" style:family="paragraph" style:parent-style-name="Standard" style:list-style-name="L12">
      <style:text-properties fo:font-weight="normal" officeooo:rsid="007cc7e8" officeooo:paragraph-rsid="007cc7e8" style:font-weight-asian="normal" style:font-weight-complex="normal"/>
    </style:style>
    <style:style style:name="P66" style:family="paragraph" style:parent-style-name="Standard" style:list-style-name="L12">
      <style:text-properties fo:font-weight="normal" officeooo:rsid="007d2369" officeooo:paragraph-rsid="007d2369" style:font-weight-asian="normal" style:font-weight-complex="normal"/>
    </style:style>
    <style:style style:name="P67" style:family="paragraph" style:parent-style-name="Standard" style:list-style-name="L13">
      <style:text-properties fo:font-weight="normal" officeooo:rsid="0086df66" officeooo:paragraph-rsid="0086df66" style:font-weight-asian="normal" style:font-weight-complex="normal"/>
    </style:style>
    <style:style style:name="P68" style:family="paragraph" style:parent-style-name="Standard">
      <style:text-properties fo:font-weight="normal" officeooo:rsid="0086df66" officeooo:paragraph-rsid="0086df66" style:font-weight-asian="normal" style:font-weight-complex="normal"/>
    </style:style>
    <style:style style:name="P69" style:family="paragraph" style:parent-style-name="Standard" style:list-style-name="L14">
      <style:text-properties fo:font-weight="normal" officeooo:rsid="0086df66" officeooo:paragraph-rsid="0086df66" style:font-weight-asian="normal" style:font-weight-complex="normal"/>
    </style:style>
    <style:style style:name="P70" style:family="paragraph" style:parent-style-name="Standard">
      <style:text-properties fo:font-weight="normal" officeooo:rsid="0086df66" officeooo:paragraph-rsid="0086dffa" style:font-weight-asian="normal" style:font-weight-complex="normal"/>
    </style:style>
    <style:style style:name="P71" style:family="paragraph" style:parent-style-name="Standard">
      <style:text-properties fo:font-weight="normal" officeooo:rsid="0086df66" officeooo:paragraph-rsid="0088fe53" style:font-weight-asian="normal" style:font-weight-complex="normal"/>
    </style:style>
    <style:style style:name="P72" style:family="paragraph" style:parent-style-name="Standard">
      <style:text-properties fo:font-weight="normal" officeooo:rsid="0086df66" officeooo:paragraph-rsid="0092eff4" style:font-weight-asian="normal" style:font-weight-complex="normal"/>
    </style:style>
    <style:style style:name="P73" style:family="paragraph" style:parent-style-name="Standard">
      <style:text-properties fo:font-weight="normal" officeooo:rsid="0089c383" officeooo:paragraph-rsid="0089c383" style:font-weight-asian="normal" style:font-weight-complex="normal"/>
    </style:style>
    <style:style style:name="P74" style:family="paragraph" style:parent-style-name="Standard">
      <style:text-properties fo:font-weight="normal" officeooo:rsid="009061cc" officeooo:paragraph-rsid="009061cc" style:font-weight-asian="normal" style:font-weight-complex="normal"/>
    </style:style>
    <style:style style:name="P75" style:family="paragraph" style:parent-style-name="Standard">
      <style:text-properties fo:font-weight="normal" officeooo:rsid="009061cc" officeooo:paragraph-rsid="0092eff4" style:font-weight-asian="normal" style:font-weight-complex="normal"/>
    </style:style>
    <style:style style:name="P76" style:family="paragraph" style:parent-style-name="Standard">
      <style:text-properties fo:font-weight="normal" officeooo:rsid="00946c8b" officeooo:paragraph-rsid="00946c8b" style:font-weight-asian="normal" style:font-weight-complex="normal"/>
    </style:style>
    <style:style style:name="P77" style:family="paragraph" style:parent-style-name="Standard">
      <style:text-properties fo:font-weight="normal" officeooo:rsid="00946c8b" officeooo:paragraph-rsid="00957b52" style:font-weight-asian="normal" style:font-weight-complex="normal"/>
    </style:style>
    <style:style style:name="P78" style:family="paragraph" style:parent-style-name="Standard">
      <style:text-properties fo:font-weight="normal" officeooo:rsid="00946c8b" officeooo:paragraph-rsid="00981146" style:font-weight-asian="normal" style:font-weight-complex="normal"/>
    </style:style>
    <style:style style:name="P79" style:family="paragraph" style:parent-style-name="Standard">
      <style:text-properties fo:font-weight="normal" officeooo:rsid="009cb4b7" officeooo:paragraph-rsid="009cb4b7" style:font-weight-asian="normal" style:font-weight-complex="normal"/>
    </style:style>
    <style:style style:name="P80" style:family="paragraph" style:parent-style-name="Standard">
      <style:text-properties fo:font-weight="normal" officeooo:rsid="00a07f89" officeooo:paragraph-rsid="00a07f89" style:font-weight-asian="normal" style:font-weight-complex="normal"/>
    </style:style>
    <style:style style:name="P81" style:family="paragraph" style:parent-style-name="Standard">
      <style:text-properties fo:font-weight="normal" officeooo:rsid="00a55445" officeooo:paragraph-rsid="00a55445" style:font-weight-asian="normal" style:font-weight-complex="normal"/>
    </style:style>
    <style:style style:name="P82" style:family="paragraph" style:parent-style-name="Standard">
      <style:text-properties fo:font-weight="normal" officeooo:rsid="00a55445" officeooo:paragraph-rsid="00a88eb9" style:font-weight-asian="normal" style:font-weight-complex="normal"/>
    </style:style>
    <style:style style:name="P83" style:family="paragraph" style:parent-style-name="Standard">
      <style:text-properties fo:font-weight="normal" officeooo:rsid="00a55445" officeooo:paragraph-rsid="00a8afe1" style:font-weight-asian="normal" style:font-weight-complex="normal"/>
    </style:style>
    <style:style style:name="P84" style:family="paragraph" style:parent-style-name="Standard">
      <style:text-properties fo:font-weight="normal" officeooo:rsid="00a55445" officeooo:paragraph-rsid="00a932bf" style:font-weight-asian="normal" style:font-weight-complex="normal"/>
    </style:style>
    <style:style style:name="P85" style:family="paragraph" style:parent-style-name="Standard">
      <style:text-properties fo:font-weight="normal" officeooo:rsid="00a55445" officeooo:paragraph-rsid="00a9e5b1" style:font-weight-asian="normal" style:font-weight-complex="normal"/>
    </style:style>
    <style:style style:name="P86" style:family="paragraph" style:parent-style-name="Standard">
      <style:text-properties fo:font-weight="normal" officeooo:rsid="00a55445" officeooo:paragraph-rsid="00ac2444" style:font-weight-asian="normal" style:font-weight-complex="normal"/>
    </style:style>
    <style:style style:name="P87" style:family="paragraph" style:parent-style-name="Standard">
      <style:text-properties fo:font-weight="normal" officeooo:rsid="00a55445" officeooo:paragraph-rsid="00b19aa1" style:font-weight-asian="normal" style:font-weight-complex="normal"/>
    </style:style>
    <style:style style:name="P88" style:family="paragraph" style:parent-style-name="Standard">
      <style:text-properties fo:font-weight="normal" officeooo:rsid="00a55445" officeooo:paragraph-rsid="00b6dec8" style:font-weight-asian="normal" style:font-weight-complex="normal"/>
    </style:style>
    <style:style style:name="P89" style:family="paragraph" style:parent-style-name="Standard">
      <style:text-properties fo:font-weight="normal" officeooo:rsid="00ac2444" officeooo:paragraph-rsid="00ac2444" style:font-weight-asian="normal" style:font-weight-complex="normal"/>
    </style:style>
    <style:style style:name="P90" style:family="paragraph" style:parent-style-name="Standard">
      <style:text-properties fo:font-weight="normal" officeooo:rsid="00ae31c3" officeooo:paragraph-rsid="00ae31c3" style:font-weight-asian="normal" style:font-weight-complex="normal"/>
    </style:style>
    <style:style style:name="P91" style:family="paragraph" style:parent-style-name="Standard">
      <style:text-properties fo:font-weight="normal" officeooo:rsid="00b00ded" officeooo:paragraph-rsid="00b00ded" style:font-weight-asian="normal" style:font-weight-complex="normal"/>
    </style:style>
    <style:style style:name="P92" style:family="paragraph" style:parent-style-name="Standard">
      <style:text-properties fo:font-weight="normal" officeooo:rsid="00b2ef65" officeooo:paragraph-rsid="00b2ef65" style:font-weight-asian="normal" style:font-weight-complex="normal"/>
    </style:style>
    <style:style style:name="P93" style:family="paragraph" style:parent-style-name="Standard">
      <style:text-properties fo:font-weight="normal" officeooo:rsid="00b6dec8" officeooo:paragraph-rsid="00b6dec8" style:font-weight-asian="normal" style:font-weight-complex="normal"/>
    </style:style>
    <style:style style:name="P94" style:family="paragraph" style:parent-style-name="Standard">
      <style:text-properties fo:font-weight="normal" officeooo:rsid="00bbf641" officeooo:paragraph-rsid="00bbf641" style:font-weight-asian="normal" style:font-weight-complex="normal"/>
    </style:style>
    <style:style style:name="P95" style:family="paragraph" style:parent-style-name="Standard">
      <style:text-properties fo:font-weight="normal" officeooo:rsid="00bc9640" officeooo:paragraph-rsid="00bc9640" style:font-weight-asian="normal" style:font-weight-complex="normal"/>
    </style:style>
    <style:style style:name="P96" style:family="paragraph" style:parent-style-name="Standard" style:list-style-name="L5">
      <style:text-properties officeooo:paragraph-rsid="002d4d74"/>
    </style:style>
    <style:style style:name="P97" style:family="paragraph" style:parent-style-name="Standard" style:list-style-name="L9">
      <style:text-properties officeooo:paragraph-rsid="005d2598"/>
    </style:style>
    <style:style style:name="P98" style:family="paragraph" style:parent-style-name="Standard" style:list-style-name="L10">
      <style:text-properties officeooo:paragraph-rsid="0050d45b"/>
    </style:style>
    <style:style style:name="P99" style:family="paragraph" style:parent-style-name="Standard" style:list-style-name="L9">
      <style:text-properties officeooo:rsid="00636383" officeooo:paragraph-rsid="00636383"/>
    </style:style>
    <style:style style:name="P100" style:family="paragraph" style:parent-style-name="Standard" style:list-style-name="L9">
      <style:text-properties officeooo:rsid="0063a282" officeooo:paragraph-rsid="0063a282"/>
    </style:style>
    <style:style style:name="P101" style:family="paragraph" style:parent-style-name="Standard">
      <style:text-properties officeooo:rsid="0063a282" officeooo:paragraph-rsid="0063a282"/>
    </style:style>
    <style:style style:name="P102" style:family="paragraph" style:parent-style-name="Table_20_Contents">
      <style:text-properties officeooo:rsid="003ec62e" officeooo:paragraph-rsid="003ec62e"/>
    </style:style>
    <style:style style:name="P103" style:family="paragraph" style:parent-style-name="Table_20_Contents">
      <style:text-properties officeooo:rsid="00405efc" officeooo:paragraph-rsid="00405efc"/>
    </style:style>
    <style:style style:name="P104" style:family="paragraph" style:parent-style-name="Table_20_Contents">
      <style:text-properties officeooo:rsid="0040f7d8" officeooo:paragraph-rsid="0040f7d8"/>
    </style:style>
    <style:style style:name="P105" style:family="paragraph" style:parent-style-name="Table_20_Contents">
      <style:text-properties officeooo:rsid="0041bd8f" officeooo:paragraph-rsid="0041bd8f"/>
    </style:style>
    <style:style style:name="P106" style:family="paragraph" style:parent-style-name="Table_20_Contents">
      <style:text-properties officeooo:rsid="00430ea4" officeooo:paragraph-rsid="00430ea4"/>
    </style:style>
    <style:style style:name="P107" style:family="paragraph" style:parent-style-name="Table_20_Contents">
      <style:text-properties officeooo:rsid="00449245" officeooo:paragraph-rsid="00449245"/>
    </style:style>
    <style:style style:name="P108" style:family="paragraph" style:parent-style-name="Table_20_Contents">
      <style:text-properties officeooo:rsid="0044eabf" officeooo:paragraph-rsid="0044eabf"/>
    </style:style>
    <style:style style:name="P109" style:family="paragraph" style:parent-style-name="Table_20_Contents">
      <style:text-properties fo:font-weight="bold" officeooo:rsid="00430ea4" officeooo:paragraph-rsid="00430ea4" style:font-weight-asian="bold" style:font-weight-complex="bold"/>
    </style:style>
    <style:style style:name="P110" style:family="paragraph" style:parent-style-name="Table_20_Contents">
      <style:text-properties fo:font-weight="bold" officeooo:rsid="003ec62e" officeooo:paragraph-rsid="003ec62e" style:font-weight-asian="bold" style:font-weight-complex="bold"/>
    </style:style>
    <style:style style:name="T1" style:family="text">
      <style:text-properties officeooo:rsid="0015b17a"/>
    </style:style>
    <style:style style:name="T2" style:family="text">
      <style:text-properties officeooo:rsid="0016f6c6"/>
    </style:style>
    <style:style style:name="T3" style:family="text">
      <style:text-properties officeooo:rsid="0017834f"/>
    </style:style>
    <style:style style:name="T4" style:family="text">
      <style:text-properties officeooo:rsid="002719b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d4d74" style:font-weight-asian="normal" style:font-weight-complex="normal"/>
    </style:style>
    <style:style style:name="T7" style:family="text">
      <style:text-properties fo:font-weight="normal" officeooo:rsid="00390c15" style:font-weight-asian="normal" style:font-weight-complex="normal"/>
    </style:style>
    <style:style style:name="T8" style:family="text">
      <style:text-properties fo:font-weight="normal" officeooo:rsid="00515041" style:font-weight-asian="normal" style:font-weight-complex="normal"/>
    </style:style>
    <style:style style:name="T9" style:family="text">
      <style:text-properties fo:font-weight="normal" officeooo:rsid="0086df66" style:font-weight-asian="normal" style:font-weight-complex="normal"/>
    </style:style>
    <style:style style:name="T10" style:family="text">
      <style:text-properties officeooo:rsid="002d7384"/>
    </style:style>
    <style:style style:name="T11" style:family="text">
      <style:text-properties officeooo:rsid="002e3f63"/>
    </style:style>
    <style:style style:name="T12" style:family="text">
      <style:text-properties officeooo:rsid="0034f390"/>
    </style:style>
    <style:style style:name="T13" style:family="text">
      <style:text-properties officeooo:rsid="00396a8a"/>
    </style:style>
    <style:style style:name="T14" style:family="text">
      <style:text-properties officeooo:rsid="003a8212"/>
    </style:style>
    <style:style style:name="T15" style:family="text">
      <style:text-properties officeooo:rsid="003ec62e"/>
    </style:style>
    <style:style style:name="T16" style:family="text">
      <style:text-properties officeooo:rsid="0041bd8f"/>
    </style:style>
    <style:style style:name="T17" style:family="text">
      <style:text-properties officeooo:rsid="0041e087"/>
    </style:style>
    <style:style style:name="T18" style:family="text">
      <style:text-properties officeooo:rsid="0044eabf"/>
    </style:style>
    <style:style style:name="T19" style:family="text">
      <style:text-properties officeooo:rsid="0048f6d8"/>
    </style:style>
    <style:style style:name="T20" style:family="text">
      <style:text-properties officeooo:rsid="004e08b8"/>
    </style:style>
    <style:style style:name="T21" style:family="text">
      <style:text-properties officeooo:rsid="00515041"/>
    </style:style>
    <style:style style:name="T22" style:family="text">
      <style:text-properties officeooo:rsid="00530893"/>
    </style:style>
    <style:style style:name="T23" style:family="text">
      <style:text-properties officeooo:rsid="0057f23c"/>
    </style:style>
    <style:style style:name="T24" style:family="text">
      <style:text-properties officeooo:rsid="00643157"/>
    </style:style>
    <style:style style:name="T25" style:family="text">
      <style:text-properties officeooo:rsid="0067714e"/>
    </style:style>
    <style:style style:name="T26" style:family="text">
      <style:text-properties officeooo:rsid="0069cc01"/>
    </style:style>
    <style:style style:name="T27" style:family="text">
      <style:text-properties officeooo:rsid="006b9490"/>
    </style:style>
    <style:style style:name="T28" style:family="text">
      <style:text-properties officeooo:rsid="006fbf9b"/>
    </style:style>
    <style:style style:name="T29" style:family="text">
      <style:text-properties officeooo:rsid="0071fb6f"/>
    </style:style>
    <style:style style:name="T30" style:family="text">
      <style:text-properties officeooo:rsid="007436b2"/>
    </style:style>
    <style:style style:name="T31" style:family="text">
      <style:text-properties officeooo:rsid="0077b502"/>
    </style:style>
    <style:style style:name="T32" style:family="text">
      <style:text-properties officeooo:rsid="00795a0c"/>
    </style:style>
    <style:style style:name="T33" style:family="text">
      <style:text-properties officeooo:rsid="007accd5"/>
    </style:style>
    <style:style style:name="T34" style:family="text">
      <style:text-properties officeooo:rsid="007d2369"/>
    </style:style>
    <style:style style:name="T35" style:family="text">
      <style:text-properties officeooo:rsid="007db153"/>
    </style:style>
    <style:style style:name="T36" style:family="text">
      <style:text-properties officeooo:rsid="00807c36"/>
    </style:style>
    <style:style style:name="T37" style:family="text">
      <style:text-properties officeooo:rsid="008228dc"/>
    </style:style>
    <style:style style:name="T38" style:family="text">
      <style:text-properties officeooo:rsid="008505b5"/>
    </style:style>
    <style:style style:name="T39" style:family="text">
      <style:text-properties officeooo:rsid="0086dffa"/>
    </style:style>
    <style:style style:name="T40" style:family="text">
      <style:text-properties officeooo:rsid="008aff55"/>
    </style:style>
    <style:style style:name="T41" style:family="text">
      <style:text-properties officeooo:rsid="008d006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8d006c" style:font-weight-asian="bold" style:font-weight-complex="bold"/>
    </style:style>
    <style:style style:name="T44" style:family="text">
      <style:text-properties fo:font-weight="bold" officeooo:rsid="00943930" style:font-weight-asian="bold" style:font-weight-complex="bold"/>
    </style:style>
    <style:style style:name="T45" style:family="text">
      <style:text-properties officeooo:rsid="009194b4"/>
    </style:style>
    <style:style style:name="T46" style:family="text">
      <style:text-properties officeooo:rsid="0095166b"/>
    </style:style>
    <style:style style:name="T47" style:family="text">
      <style:text-properties officeooo:rsid="00957b52"/>
    </style:style>
    <style:style style:name="T48" style:family="text">
      <style:text-properties officeooo:rsid="00981146"/>
    </style:style>
    <style:style style:name="T49" style:family="text">
      <style:text-properties officeooo:rsid="00a8afe1"/>
    </style:style>
    <style:style style:name="T50" style:family="text">
      <style:text-properties officeooo:rsid="00b66cb5"/>
    </style:style>
    <style:style style:name="T51" style:family="text">
      <style:text-properties officeooo:rsid="00b6dec8"/>
    </style:style>
    <style:style style:name="T52" style:family="text">
      <style:text-properties officeooo:rsid="00b87fd3"/>
    </style:style>
    <style:style style:name="T53" style:family="text">
      <style:text-properties officeooo:rsid="00bc96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ambuat/menambah menu</text:p>
      <text:p text:style-name="P1"/>
      <text:p text:style-name="P11"><text:span text:style-name="T1">Bukan file mvc/view/panelbackend/main.php cari (search EDIT MENU)</text:span></text:p>
      <text:p text:style-name="P12"><text:span text:style-name="T2">a. menu 1 level :</text:span></text:p>
      <text:p text:style-name="P2">&lt;li&gt;</text:p>
      <text:p text:style-name="P2"><text:tab/>&lt;a href="&lt;?=URL::Base("panelbackend/home")?&gt;"&gt;</text:p>
      <text:p text:style-name="P2"><text:tab/><text:tab/>&lt;i class="fa fa-dashboard fa-fw"&gt;&lt;/i&gt; Dashboard</text:p>
      <text:p text:style-name="P2"><text:tab/>&lt;/a&gt;</text:p>
      <text:p text:style-name="P2">&lt;/li&gt;</text:p>
      <text:p text:style-name="P2"/>
      <text:p text:style-name="P2">keterangan :</text:p>
      <text:list xml:id="list3590903808949946759" text:style-name="L3">
        <text:list-item>
          <text:p text:style-name="P7"><text:span text:style-name="T2">&lt;?=URL::Base("panelbackend/home")?&gt; adalah alamat halaman yang dituju.</text:span></text:p>
        </text:list-item>
      </text:list>
      <text:p text:style-name="P2"><text:tab/>contoh diganti : </text:p>
      <text:p text:style-name="P2"><text:tab/>&lt;?=URL::Base("panelbackend/buku")?&gt; hanya perlu merubah <text:s/>“panelbackend/buku”</text:p>
      <text:p text:style-name="P2"/>
      <text:p text:style-name="P13">b. menu 2 level :</text:p>
      <text:p text:style-name="P2">&lt;li&gt;</text:p>
      <text:p text:style-name="P2"><text:s text:c="4"/>&lt;a href="#"&gt;&lt;i class="fa fa-sitemap fa-fw"&gt;&lt;/i&gt;Seting&lt;span class="fa arrow"&gt;&lt;/span&gt;&lt;/a&gt;</text:p>
      <text:p text:style-name="P2"><text:s text:c="4"/>&lt;ul class="nav nav-second-level"&gt;</text:p>
      <text:p text:style-name="P2"><text:s text:c="8"/><text:tab/>&lt;li&gt;</text:p>
      <text:p text:style-name="P2"><text:tab/><text:tab/>&lt;a href="&lt;?=URL::Base("panelbackend/template_contents")?&gt;"&gt;</text:p>
      <text:p text:style-name="P2"><text:tab/><text:tab/><text:tab/>Template Contents</text:p>
      <text:p text:style-name="P2"><text:tab/><text:tab/>&lt;/a&gt;</text:p>
      <text:p text:style-name="P2"><text:tab/>&lt;/li&gt;</text:p>
      <text:p text:style-name="P2"><text:s text:c="8"/><text:tab/>&lt;li&gt;</text:p>
      <text:p text:style-name="P2"><text:tab/><text:tab/>&lt;a href="&lt;?=URL::Base("panelbackend/sponsor")?&gt;"&gt;Sponsor&lt;/a&gt;</text:p>
      <text:p text:style-name="P2"><text:tab/>&lt;/li&gt;</text:p>
      <text:p text:style-name="P2"><text:s text:c="4"/>&lt;/ul&gt;</text:p>
      <text:p text:style-name="P2">&lt;/li&gt;</text:p>
      <text:p text:style-name="P2"/>
      <text:p text:style-name="P2">keterangan : </text:p>
      <text:list xml:id="list993545461775775961" text:style-name="L2">
        <text:list-item>
          <text:p text:style-name="P6"><text:span text:style-name="T2">&lt;a href="#"&gt;&lt;i class="fa fa-sitemap fa-fw"&gt;&lt;/i&gt;Seting&lt;span class="fa arrow"&gt;&lt;/span&gt;&lt;/a&gt; adalah sebagai menu induk.</text:span></text:p>
        </text:list-item>
      </text:list>
      <text:p text:style-name="P2"/>
      <text:list xml:id="list6599993869296922865" text:style-name="L1">
        <text:list-item>
          <text:p text:style-name="P5"><text:span text:style-name="T2">&lt;i class="fa fa-sitemap fa-fw"&gt;&lt;/i&gt; untuk icon</text:span></text:p>
        </text:list-item>
        <text:list-item>
          <text:p text:style-name="P5"><text:span text:style-name="T2">“Seting” bisa diganti dengan yang lain</text:span></text:p>
        </text:list-item>
        <text:list-item>
          <text:p text:style-name="P5"><text:span text:style-name="T2">&lt;span class="fa arrow"&gt;&lt;/span&gt; untuk tanda panah kebawah</text:span></text:p>
        </text:list-item>
        <text:list-item>
          <text:p text:style-name="P4"/>
        </text:list-item>
      </text:list>
      <text:p text:style-name="P3"><text:s text:c="4"/>&lt;ul class="nav nav-second-level"&gt;</text:p>
      <text:p text:style-name="P3"><text:s text:c="8"/><text:tab/>&lt;li&gt;</text:p>
      <text:p text:style-name="P3"><text:tab/><text:tab/>&lt;a href="&lt;?=URL::Base("panelbackend/template_contents")?&gt;"&gt;</text:p>
      <text:p text:style-name="P3"><text:tab/><text:tab/><text:tab/>Template Contents</text:p>
      <text:p text:style-name="P3"><text:tab/><text:tab/>&lt;/a&gt;</text:p>
      <text:p text:style-name="P3"><text:tab/>&lt;/li&gt;</text:p>
      <text:p text:style-name="P3"><text:s text:c="8"/><text:tab/>&lt;li&gt;</text:p>
      <text:p text:style-name="P3"><text:tab/><text:tab/>&lt;a href="&lt;?=URL::Base("panelbackend/sponsor")?&gt;"&gt;Sponsor&lt;/a&gt;</text:p>
      <text:p text:style-name="P3"><text:tab/>&lt;/li&gt;</text:p>
      <text:p text:style-name="P3"><text:s text:c="4"/>&lt;/ul&gt; <text:span text:style-name="T3">adalah sub menu</text:span></text:p>
      <text:list xml:id="list3946661204528317267" text:style-name="L4">
        <text:list-item>
          <text:p text:style-name="P8">isi sub menu sama seperti menu level 1</text:p>
        </text:list-item>
      </text:list>
      <text:p text:style-name="P9"/>
      <text:p text:style-name="P14">Perlu diingat batas-batas tag html di menu misal &lt;li&gt;....isi.....&lt;/li&gt;, &lt;ul&gt;.....isi.....&lt;/ul&gt;, dll</text:p>
      <text:p text:style-name="P9"><text:soft-page-break/></text:p>
      <text:p text:style-name="P29">Mambuat <text:span text:style-name="T4">Halaman Baru</text:span></text:p>
      <text:p text:style-name="P32"/>
      <text:p text:style-name="P15">Untuk membuat halaman baru yang perlu diperhatikan adalah :</text:p>
      <text:p text:style-name="P34">mvc&gt;controller</text:p>
      <text:p text:style-name="P34">mvc&gt;view</text:p>
      <text:p text:style-name="P36"/>
      <text:p text:style-name="P17">URL yang dibuka maka akan mengakses file controller :</text:p>
      <text:p text:style-name="P37">contoh : localhost/folder_web(jika ada)/nama_folder_dicontroller(jika ada)/nama_controller/fungsi_controller<text:span text:style-name="T10">(jika ada)</text:span></text:p>
      <text:p text:style-name="P37"/>
      <text:list xml:id="list6267474235140731130" text:style-name="L5">
        <text:list-item>
          <text:p text:style-name="P96"><text:span text:style-name="T6">(jika ada) ini maksudnya opsional boleh ada boleh tidak</text:span></text:p>
        </text:list-item>
        <text:list-item>
          <text:p text:style-name="P38">fungsi_controller ini apabila ti<text:span text:style-name="T11">dak ada makasecara default fungsi yang diakses adalah _actionIndex</text:span></text:p>
        </text:list-item>
        <text:list-item>
          <text:p text:style-name="P18"><text:span text:style-name="T12">Pembuatan controller</text:span></text:p>
          <text:p text:style-name="P39">localhost/web/panelbackend/artikel/<text:span text:style-name="T13">isi</text:span></text:p>
          <text:p text:style-name="P40">membuat file di mvc/controller/panelbackend dengan nama file Artikel.php</text:p>
          <text:p text:style-name="P41">isi : </text:p>
        </text:list-item>
      </text:list>
      <text:p text:style-name="P42">&lt;?php</text:p>
      <text:p text:style-name="P42">class <text:span text:style-name="T13">Artikel</text:span> extends _adminController{</text:p>
      <text:p text:style-name="P42"></text:p>
      <text:p text:style-name="P42"><text:tab/>public function __construct(){</text:p>
      <text:p text:style-name="P42"><text:tab/><text:tab/>parent::__construct();</text:p>
      <text:p text:style-name="P42"><text:tab/><text:tab/>$this-&gt;init();</text:p>
      <text:p text:style-name="P42"><text:tab/>}</text:p>
      <text:p text:style-name="P42"><text:tab/></text:p>
      <text:p text:style-name="P42"><text:tab/>private function init(){</text:p>
      <text:p text:style-name="P42"><text:tab/><text:tab/>//<text:span text:style-name="T14">fungsi default yang selalu diakses. Bisa diisi bebas yang sifatnya ingin selalu dipakai ketika controller diakses</text:span></text:p>
      <text:p text:style-name="P42"><text:tab/>}</text:p>
      <text:p text:style-name="P42"><text:tab/></text:p>
      <text:p text:style-name="P42"><text:tab/>public function _action<text:span text:style-name="T13">Isi</text:span>(){</text:p>
      <text:p text:style-name="P42"><text:tab/><text:tab/>//<text:span text:style-name="T13">isi halaman ....contoh:</text:span></text:p>
      <text:p text:style-name="P42"><text:tab/><text:tab/><text:span text:style-name="T13">echo “halo ini halaman artikel detail”;</text:span></text:p>
      <text:p text:style-name="P42"><text:tab/>}</text:p>
      <text:p text:style-name="P44">}</text:p>
      <text:p text:style-name="P44"/>
      <text:list xml:id="list122329401594148881" text:style-name="L7">
        <text:list-item>
          <text:p text:style-name="P19"><text:span text:style-name="T15">format</text:span> controller: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0">Url</text:p>
          </table:table-cell>
          <table:table-cell table:style-name="Table1.A1" office:value-type="string">
            <text:p text:style-name="P110">File</text:p>
          </table:table-cell>
          <table:table-cell table:style-name="Table1.C1" office:value-type="string">
            <text:p text:style-name="P110">Class</text:p>
          </table:table-cell>
        </table:table-row>
        <table:table-row>
          <table:table-cell table:style-name="Table1.A2" office:value-type="string">
            <text:p text:style-name="P102">namacontroller</text:p>
          </table:table-cell>
          <table:table-cell table:style-name="Table1.A2" office:value-type="string">
            <text:p text:style-name="P103">Namacontroller.php</text:p>
          </table:table-cell>
          <table:table-cell table:style-name="Table1.C2" office:value-type="string">
            <text:p text:style-name="P104"><text:span text:style-name="T16">c</text:span>lass Namacontroller</text:p>
          </table:table-cell>
        </table:table-row>
        <table:table-row>
          <table:table-cell table:style-name="Table1.A2" office:value-type="string">
            <text:p text:style-name="P105">nama_controller</text:p>
          </table:table-cell>
          <table:table-cell table:style-name="Table1.A2" office:value-type="string">
            <text:p text:style-name="P105">NamaController</text:p>
          </table:table-cell>
          <table:table-cell table:style-name="Table1.C2" office:value-type="string">
            <text:p text:style-name="P105"><text:span text:style-name="T17">c</text:span>lass NamaController</text:p>
          </table:table-cell>
        </table:table-row>
        <table:table-row>
          <table:table-cell table:style-name="Table1.A2" office:value-type="string">
            <text:p text:style-name="P107">NamaController</text:p>
          </table:table-cell>
          <table:table-cell table:style-name="Table1.A2" office:value-type="string">
            <text:p text:style-name="P107">Namacontroller.php</text:p>
          </table:table-cell>
          <table:table-cell table:style-name="Table1.C2" office:value-type="string">
            <text:p text:style-name="P107">class Namacontroller</text:p>
          </table:table-cell>
        </table:table-row>
        <table:table-row>
          <table:table-cell table:style-name="Table1.A2" office:value-type="string">
            <text:p text:style-name="P107">Nama_Controller</text:p>
          </table:table-cell>
          <table:table-cell table:style-name="Table1.A2" office:value-type="string">
            <text:p text:style-name="P105">NamaController</text:p>
          </table:table-cell>
          <table:table-cell table:style-name="Table1.C2" office:value-type="string">
            <text:p text:style-name="P105"><text:span text:style-name="T17">c</text:span>lass NamaController</text:p>
          </table:table-cell>
        </table:table-row>
      </table:table>
      <text:list xml:id="list80457830147816" text:continue-numbering="true" text:style-name="L7">
        <text:list-header>
          <text:p text:style-name="P45"/>
        </text:list-header>
        <text:list-item>
          <text:p text:style-name="P20">Format function: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9">Url</text:p>
          </table:table-cell>
          <table:table-cell table:style-name="Table2.B1" office:value-type="string">
            <text:p text:style-name="P109">Fungsi</text:p>
          </table:table-cell>
        </table:table-row>
        <table:table-row>
          <table:table-cell table:style-name="Table2.A2" office:value-type="string">
            <text:p text:style-name="P106">namafungsi</text:p>
          </table:table-cell>
          <table:table-cell table:style-name="Table2.B2" office:value-type="string">
            <text:p text:style-name="P106">_actionNamafungsi</text:p>
          </table:table-cell>
        </table:table-row>
        <table:table-row>
          <table:table-cell table:style-name="Table2.A2" office:value-type="string">
            <text:p text:style-name="P108">nama_fungsi</text:p>
          </table:table-cell>
          <table:table-cell table:style-name="Table2.B2" office:value-type="string">
            <text:p text:style-name="P106">_<text:span text:style-name="T18">actionNamaFungsi</text:span></text:p>
          </table:table-cell>
        </table:table-row>
        <text:soft-page-break/>
        <table:table-row>
          <table:table-cell table:style-name="Table2.A2" office:value-type="string">
            <text:p text:style-name="P108">NamaFungsi</text:p>
          </table:table-cell>
          <table:table-cell table:style-name="Table2.B2" office:value-type="string">
            <text:p text:style-name="P106">_<text:span text:style-name="T18">actionNamafungsi</text:span></text:p>
          </table:table-cell>
        </table:table-row>
        <table:table-row>
          <table:table-cell table:style-name="Table2.A2" office:value-type="string">
            <text:p text:style-name="P108">Nama_Fungsi</text:p>
          </table:table-cell>
          <table:table-cell table:style-name="Table2.B2" office:value-type="string">
            <text:p text:style-name="P108">_actionNamaFungsi</text:p>
          </table:table-cell>
        </table:table-row>
      </table:table>
      <text:p text:style-name="P46"/>
      <text:list xml:id="list73174006522417903" text:style-name="L8">
        <text:list-item>
          <text:p text:style-name="P47">Isi controller bisa langsung berada di dalam fungsi atau bisa dimasukan kedalam “<text:span text:style-name="T19">view”</text:span></text:p>
        </text:list-item>
        <text:list-item>
          <text:p text:style-name="P48">memanggil view : </text:p>
          <text:p text:style-name="P49">tinggal ditambah di fungsi yang diakses dengan code :</text:p>
          <text:p text:style-name="P49">$this-&gt;View("nama_folder(jika ada)/nama_file");</text:p>
          <text:p text:style-name="P50">file view berada di mvc &gt; view &gt; nama_folder(jika ada) <text:span text:style-name="T20">&gt; nama_file.php</text:span></text:p>
        </text:list-item>
        <text:list-item>
          <text:p text:style-name="P51">nama view tidak mempunyai format khusus</text:p>
        </text:list-item>
        <text:list-item>
          <text:p text:style-name="P52">view bisa diberi variabel2 yang diambil dari controller</text:p>
          <text:p text:style-name="P53">contoh :</text:p>
        </text:list-item>
      </text:list>
      <text:p text:style-name="P43"><text:tab/>public function _action<text:span text:style-name="T13">Isi</text:span>(){</text:p>
      <text:p text:style-name="P43"><text:tab/><text:tab/><text:span text:style-name="T21">$this-&gt;data['variabel_terserah'] = 'watata watita';</text:span></text:p>
      <text:p text:style-name="P43"><text:tab/><text:tab/><text:span text:style-name="T22">$this-&gt;View(“panelbackend/artikel_isi”);</text:span></text:p>
      <text:p text:style-name="P43"><text:tab/>}</text:p>
      <text:p text:style-name="P43"/>
      <text:list xml:id="list8004396655970263353" text:style-name="L10">
        <text:list-item>
          <text:p text:style-name="P98"><text:span text:style-name="T23">file view : mvc &gt; view &gt; panelbackend &gt; artikel_isi.php</text:span></text:p>
        </text:list-item>
      </text:list>
      <text:list xml:id="list7020156553263660504" text:style-name="L9">
        <text:list-item>
          <text:p text:style-name="P97"><text:span text:style-name="T8">$this-&gt;data['variabel_terserah'] = 'watata watita';</text:span></text:p>
        </text:list-item>
        <text:list-item>
          <text:p text:style-name="P99"><text:span text:style-name="T8">d</text:span><text:span text:style-name="T5">i artikel_isi.php bisa di beri code :</text:span></text:p>
          <text:p text:style-name="P99"><text:span text:style-name="T5">&lt;?php echo $variabel_terserah; ?&gt;</text:span></text:p>
          <text:p text:style-name="P99"><text:span text:style-name="T5">maka akan tambil :</text:span></text:p>
          <text:p text:style-name="P99"><text:span text:style-name="T5">watata watita</text:span></text:p>
        </text:list-item>
        <text:list-item>
          <text:p text:style-name="P100"><text:span text:style-name="T5">view ini bisa disi bebas, bisa html, java script, css dll</text:span></text:p>
        </text:list-item>
      </text:list>
      <text:p text:style-name="P101"/>
      <text:p text:style-name="P101"/>
      <text:p text:style-name="P10"/>
      <text:p text:style-name="P30">Mambuat <text:span text:style-name="T24">CRUD sederhana</text:span></text:p>
      <text:p text:style-name="P33"/>
      <text:p text:style-name="P16">Untuk membuat<text:span text:style-name="T25"> crud(create, read, update, delete) yang perlu diperhatika :</text:span></text:p>
      <text:p text:style-name="P35">mvc&gt;<text:span text:style-name="T26">model</text:span></text:p>
      <text:p text:style-name="P54">m<text:span text:style-name="T27">vc</text:span>&gt;controller</text:p>
      <text:p text:style-name="P35">mvc&gt;view</text:p>
      <text:p text:style-name="P35"/>
      <text:list xml:id="list5632546424094717763" text:style-name="L12">
        <text:list-item>
          <text:p text:style-name="P63"><text:span text:style-name="T31">S</text:span>ebelumnya perlu diperhatikan format <text:span text:style-name="T32">penamaan </text:span>model : <text:span text:style-name="T33">setiap model harus diakhiri dengan Model. Contoh : NamaModel.php dengan class NamaModel{}</text:span></text:p>
          <text:p text:style-name="P64">nama dan class harus sama</text:p>
          <text:p text:style-name="P65">model sebagai class untuk menampung tabel yang ada di database, <text:span text:style-name="T34">jadi bila membuat model dari suatu tabel disarankan :</text:span></text:p>
          <text:p text:style-name="P66">Nama<text:span text:style-name="T35">t</text:span>abelModel.php</text:p>
          <text:p text:style-name="P63"/>
        </text:list-item>
      </text:list>
      <text:list xml:id="list498870002623706160" text:style-name="L11">
        <text:list-item>
          <text:p text:style-name="P57">membuat tabel <text:span text:style-name="T29">artikel :</text:span></text:p>
          <text:p text:style-name="P55">id_artikel int auto increment</text:p>
          <text:p text:style-name="P55">nama varchar(100)</text:p>
          <text:p text:style-name="P55">isi text</text:p>
          <text:p text:style-name="P55">created_date datetime <text:span text:style-name="T28">(kolom2 default)</text:span></text:p>
          <text:p text:style-name="P56">modified_date datetime <text:span text:style-name="T28">(kolom2 default)</text:span></text:p>
          <text:p text:style-name="P56">created_by int <text:span text:style-name="T28">(kolom2 default)</text:span></text:p>
          <text:p text:style-name="P56">modified_by int <text:span text:style-name="T28">(kolom2 default)</text:span></text:p>
        </text:list-item>
        <text:list-item>
          <text:p text:style-name="P58">model : <text:span text:style-name="T30">mvc &gt; model &gt; ArtikelModel.php</text:span></text:p>
          <text:p text:style-name="P59">isi : </text:p>
        </text:list-item>
      </text:list>
      <text:p text:style-name="P61"><text:soft-page-break/>&lt;?php class <text:span text:style-name="T30">ArtikelModel</text:span> extends _baseModel{</text:p>
      <text:p text:style-name="P60"><text:tab/>public $table = "<text:span text:style-name="T36">artikel</text:span>";</text:p>
      <text:p text:style-name="P60"><text:tab/>public $pk = '<text:span text:style-name="T37">id_artikel</text:span>';</text:p>
      <text:p text:style-name="P60"><text:tab/>function __construct(){</text:p>
      <text:p text:style-name="P60"><text:tab/><text:tab/>parent::__construct();</text:p>
      <text:p text:style-name="P60"><text:tab/>}</text:p>
      <text:p text:style-name="P60"><text:tab/>//<text:span text:style-name="T38">bisa ditambah fungsi2 lain secara bebas</text:span></text:p>
      <text:p text:style-name="P60">}</text:p>
      <text:p text:style-name="P62"/>
      <text:list xml:id="list2854099613461829959" text:style-name="L13">
        <text:list-item>
          <text:p text:style-name="P67">Controller :</text:p>
        </text:list-item>
      </text:list>
      <text:p text:style-name="P68"/>
      <text:p text:style-name="P68">&lt;?php</text:p>
      <text:p text:style-name="P68">class Artikel extends _adminController{</text:p>
      <text:p text:style-name="P68"></text:p>
      <text:p text:style-name="P68"><text:tab/>public function __construct(){</text:p>
      <text:p text:style-name="P68"><text:tab/><text:tab/>parent::__construct();</text:p>
      <text:p text:style-name="P68"><text:tab/><text:tab/>$this-&gt;init();</text:p>
      <text:p text:style-name="P68"><text:tab/>}</text:p>
      <text:p text:style-name="P68"><text:tab/></text:p>
      <text:p text:style-name="P68"><text:tab/>private function init(){</text:p>
      <text:p text:style-name="P68"><text:tab/><text:tab/>$this-&gt;viewlist = "panelbackend/artikellist";</text:p>
      <text:p text:style-name="P68"><text:tab/><text:tab/>$this-&gt;viewdetail = "panelbackend/artikeldetail";</text:p>
      <text:p text:style-name="P68"><text:tab/><text:tab/>$this-&gt;template = "panelbackend/main";</text:p>
      <text:p text:style-name="P68"><text:tab/><text:tab/>$this-&gt;layout = "panelbackend/layout1";</text:p>
      <text:p text:style-name="P68"></text:p>
      <text:p text:style-name="P68"><text:tab/><text:tab/>if ($this-&gt;mode == 'add') {</text:p>
      <text:p text:style-name="P68"><text:tab/><text:tab/><text:tab/>$this-&gt;data['page_title'] = 'Tambah Artikel';</text:p>
      <text:p text:style-name="P68"><text:tab/><text:tab/><text:tab/>$this-&gt;data['edited'] = true;</text:p>
      <text:p text:style-name="P68"><text:tab/><text:tab/>}</text:p>
      <text:p text:style-name="P68"><text:tab/><text:tab/>elseif ($this-&gt;mode == 'edit') {</text:p>
      <text:p text:style-name="P68"><text:tab/><text:tab/><text:tab/>$this-&gt;data['page_title'] = 'Edit Artikel';</text:p>
      <text:p text:style-name="P68"><text:tab/><text:tab/><text:tab/>$this-&gt;data['edited'] = true;<text:tab/></text:p>
      <text:p text:style-name="P68"><text:tab/><text:tab/>}</text:p>
      <text:p text:style-name="P68"><text:tab/><text:tab/>elseif ($this-&gt;mode == 'detail'){</text:p>
      <text:p text:style-name="P68"><text:tab/><text:tab/><text:tab/>$this-&gt;data['page_title'] = 'Detail Artikel';</text:p>
      <text:p text:style-name="P68"><text:tab/><text:tab/><text:tab/>$this-&gt;data['edited'] = false;<text:tab/></text:p>
      <text:p text:style-name="P68"><text:tab/><text:tab/>}else{</text:p>
      <text:p text:style-name="P68"><text:tab/><text:tab/><text:tab/>$this-&gt;data['page_title'] = 'Daftar Artikel';</text:p>
      <text:p text:style-name="P68"><text:tab/><text:tab/>}</text:p>
      <text:p text:style-name="P68"></text:p>
      <text:p text:style-name="P68"><text:tab/><text:tab/>$this-&gt;model = new ArtikelModel();</text:p>
      <text:p text:style-name="P68"></text:p>
      <text:p text:style-name="P68"><text:tab/><text:tab/>$this-&gt;pk = $this-&gt;model-&gt;pk;</text:p>
      <text:p text:style-name="P68"><text:tab/><text:tab/>$this-&gt;data['pk'] = $this-&gt;pk;</text:p>
      <text:p text:style-name="P68"><text:tab/>}</text:p>
      <text:p text:style-name="P68"></text:p>
      <text:p text:style-name="P68"><text:tab/>function _actionIndex( $page=1){</text:p>
      <text:p text:style-name="P68"><text:tab/><text:tab/>$this-&gt;data['header']=array(</text:p>
      <text:p text:style-name="P68"><text:tab/><text:tab/><text:tab/>array('name'=&gt;'nama', 'label'=&gt;'Nama', 'width'=&gt;"auto"),</text:p>
      <text:p text:style-name="P68"><text:tab/><text:tab/><text:tab/>array('name'=&gt;'isi', 'label'=&gt;'Isi', 'width'=&gt;"auto")</text:p>
      <text:p text:style-name="P68"><text:tab/><text:tab/>);</text:p>
      <text:p text:style-name="P68"></text:p>
      <text:p text:style-name="P68"><text:soft-page-break/><text:tab/><text:tab/>$this-&gt;data['list']=$this-&gt;_getList($page);</text:p>
      <text:p text:style-name="P68"></text:p>
      <text:p text:style-name="P68"><text:tab/><text:tab/>$this-&gt;data['page']=$page;</text:p>
      <text:p text:style-name="P68"></text:p>
      <text:p text:style-name="P68"><text:tab/><text:tab/>$param_paging = array(</text:p>
      <text:p text:style-name="P68"><text:tab/><text:tab/><text:tab/>'base_url'=&gt;URL::Base("panelbackend/artikel/index"),</text:p>
      <text:p text:style-name="P68"><text:tab/><text:tab/><text:tab/>'cur_page'=&gt;$page,</text:p>
      <text:p text:style-name="P68"><text:tab/><text:tab/><text:tab/>'total_rows'=&gt;$this-&gt;data['list']['total'],</text:p>
      <text:p text:style-name="P68"><text:tab/><text:tab/><text:tab/>'per_page'=&gt;$this-&gt;limit</text:p>
      <text:p text:style-name="P68"><text:tab/><text:tab/>);</text:p>
      <text:p text:style-name="P68"><text:tab/><text:tab/>$paging = new Pagination($param_paging);</text:p>
      <text:p text:style-name="P68"></text:p>
      <text:p text:style-name="P68"><text:tab/><text:tab/>$this-&gt;data['paging']=$paging-&gt;create_links();</text:p>
      <text:p text:style-name="P68"></text:p>
      <text:p text:style-name="P68"><text:tab/><text:tab/>$this-&gt;data['limit']=$this-&gt;limit;</text:p>
      <text:p text:style-name="P68"><text:tab/><text:tab/></text:p>
      <text:p text:style-name="P68"><text:tab/><text:tab/>$this-&gt;data['limit_arr']=$this-&gt;limit_arr;</text:p>
      <text:p text:style-name="P68"></text:p>
      <text:p text:style-name="P68"><text:tab/><text:tab/>$this-&gt;View($this-&gt;viewlist);</text:p>
      <text:p text:style-name="P68"><text:tab/>}</text:p>
      <text:p text:style-name="P68"></text:p>
      <text:p text:style-name="P68"><text:tab/>function _actionEdit($id=null){</text:p>
      <text:p text:style-name="P68"><text:tab/><text:tab/>if($this-&gt;post['act']=='reset'){</text:p>
      <text:p text:style-name="P68"><text:tab/><text:tab/><text:tab/>URL::Redirect();</text:p>
      <text:p text:style-name="P68"><text:tab/><text:tab/>}</text:p>
      <text:p text:style-name="P68"></text:p>
      <text:p text:style-name="P68"><text:tab/><text:tab/>$this-&gt;data['row'] = $this-&gt;model-&gt;GetByPk($id);</text:p>
      <text:p text:style-name="P68"><text:tab/><text:tab/>if (!$this-&gt;data['row'] &amp;&amp; $id)</text:p>
      <text:p text:style-name="P68"><text:tab/><text:tab/><text:tab/>$this-&gt;NoData();</text:p>
      <text:p text:style-name="P68"><text:tab/><text:tab/></text:p>
      <text:p text:style-name="P68"><text:tab/><text:tab/>## EDIT HERE ##</text:p>
      <text:p text:style-name="P68"><text:tab/><text:tab/>if ($this-&gt;post['act'] === 'save') {</text:p>
      <text:p text:style-name="P68"><text:tab/><text:tab/><text:tab/>$record = array();</text:p>
      <text:p text:style-name="P68"><text:tab/><text:tab/><text:tab/>$record['nama'] = $this-&gt;post['nama'];</text:p>
      <text:p text:style-name="P68"><text:tab/><text:tab/><text:tab/>$record['isi'] = $this-&gt;post['isi'];</text:p>
      <text:p text:style-name="P68"></text:p>
      <text:p text:style-name="P68"><text:s text:c="12"/>$this-&gt;setLogRecord($record,$id);</text:p>
      <text:p text:style-name="P68"></text:p>
      <text:p text:style-name="P68"><text:tab/><text:tab/><text:tab/>if ($id) {</text:p>
      <text:p text:style-name="P68"><text:tab/><text:tab/><text:tab/><text:tab/>$return = $this-&gt;model-&gt;Update($record, "$this-&gt;pk = $id");</text:p>
      <text:p text:style-name="P68"><text:tab/><text:tab/><text:tab/><text:tab/>if ($return) {</text:p>
      <text:p text:style-name="P68"><text:tab/><text:tab/><text:tab/><text:tab/><text:tab/>$this-&gt;SetFlash('suc_msg', $return['success']);</text:p>
      <text:p text:style-name="P68"><text:tab/><text:tab/><text:tab/><text:tab/><text:tab/>URL::Redirect("$this-&gt;page_ctrl/edit/$id");<text:tab/><text:tab/><text:tab/><text:tab/><text:tab/></text:p>
      <text:p text:style-name="P68"><text:tab/><text:tab/><text:tab/><text:tab/>}</text:p>
      <text:p text:style-name="P68"><text:tab/><text:tab/><text:tab/><text:tab/>else {</text:p>
      <text:p text:style-name="P68"><text:tab/><text:tab/><text:tab/><text:tab/><text:tab/>$this-&gt;data['row'] = $record;</text:p>
      <text:p text:style-name="P68"><text:tab/><text:tab/><text:tab/><text:tab/><text:tab/>$this-&gt;data['err_msg'] = "Data gagal diubah";</text:p>
      <text:p text:style-name="P68"><text:tab/><text:tab/><text:tab/><text:tab/>}</text:p>
      <text:p text:style-name="P68"><text:tab/><text:tab/><text:tab/>}</text:p>
      <text:p text:style-name="P68"><text:tab/><text:tab/><text:tab/>else {</text:p>
      <text:p text:style-name="P68"><text:tab/><text:tab/><text:tab/><text:tab/>$return = $this-&gt;model-&gt;Insert($record);</text:p>
      <text:p text:style-name="P68"><text:soft-page-break/><text:tab/><text:tab/><text:tab/><text:tab/>if ($return) {</text:p>
      <text:p text:style-name="P68"><text:tab/><text:tab/><text:tab/><text:tab/><text:tab/>$this-&gt;SetFlash('suc_msg', $return['success']);</text:p>
      <text:p text:style-name="P68"><text:tab/><text:tab/><text:tab/><text:tab/><text:tab/>URL::Redirect("$this-&gt;page_ctrl/edit/".$return['data'][$this-&gt;pk]);<text:tab/><text:tab/><text:tab/><text:tab/><text:tab/></text:p>
      <text:p text:style-name="P68"><text:tab/><text:tab/><text:tab/><text:tab/>}</text:p>
      <text:p text:style-name="P68"><text:tab/><text:tab/><text:tab/><text:tab/>else {</text:p>
      <text:p text:style-name="P68"><text:tab/><text:tab/><text:tab/><text:tab/><text:tab/>$this-&gt;data['row'] = $record;</text:p>
      <text:p text:style-name="P68"><text:tab/><text:tab/><text:tab/><text:tab/><text:tab/>$this-&gt;data['err_msg'] = "Data gagal disimpan";</text:p>
      <text:p text:style-name="P68"><text:tab/><text:tab/><text:tab/><text:tab/>}</text:p>
      <text:p text:style-name="P68"><text:tab/><text:tab/><text:tab/>}</text:p>
      <text:p text:style-name="P68"><text:tab/><text:tab/>}</text:p>
      <text:p text:style-name="P68"><text:tab/><text:tab/><text:tab/><text:tab/></text:p>
      <text:p text:style-name="P68"><text:tab/><text:tab/>$this-&gt;View($this-&gt;viewdetail);</text:p>
      <text:p text:style-name="P68"><text:tab/>}</text:p>
      <text:p text:style-name="P68">}</text:p>
      <text:p text:style-name="P68"/>
      <text:p text:style-name="P68"/>
      <text:list xml:id="list2382915264843535189" text:style-name="L14">
        <text:list-item>
          <text:p text:style-name="P69">jangan pusing dulu :))</text:p>
        </text:list-item>
        <text:list-item>
          <text:p text:style-name="P69">beberapa yang perlu disesuaikan:</text:p>
          <text:p text:style-name="P22">nama class sesuaikan sesuai kebutuhan</text:p>
        </text:list-item>
      </text:list>
      <text:p text:style-name="P68"><text:tab/>---</text:p>
      <text:p text:style-name="P21"><text:tab/>seusiakan <text:span text:style-name="T40">fungsi init()</text:span>: </text:p>
      <text:p text:style-name="P68"><text:tab/><text:tab/></text:p>
      <text:p text:style-name="P68"><text:tab/>$this-&gt;viewlist = "panelbackend/artikellist"; </text:p>
      <text:p text:style-name="P68"><text:tab/>untuk memanggil view yang digunakan untuk daftar data</text:p>
      <text:p text:style-name="P68"><text:tab/>misal artikellist diganti baranglist </text:p>
      <text:p text:style-name="P68"><text:tab/></text:p>
      <text:p text:style-name="P68"><text:tab/>$this-&gt;viewdetail = "panelbackend/artikeldetail"; </text:p>
      <text:p text:style-name="P68"><text:tab/>untuk memanggil view yang gunakan untuk detail/add/edit</text:p>
      <text:p text:style-name="P68"><text:tab/>misal artikeldetail diganti barangdetail</text:p>
      <text:p text:style-name="P68">---------------------------------------------------------------------------------------</text:p>
      <text:p text:style-name="P71"><text:tab/><text:tab/>if ($this-&gt;mode == 'add') {</text:p>
      <text:p text:style-name="P71"><text:tab/><text:tab/><text:tab/>$this-&gt;data['page_title'] = 'Tambah Artikel';</text:p>
      <text:p text:style-name="P71"><text:tab/><text:tab/><text:tab/>$this-&gt;data['edited'] = true;</text:p>
      <text:p text:style-name="P71"><text:tab/><text:tab/>}</text:p>
      <text:p text:style-name="P71"><text:tab/><text:tab/>elseif ($this-&gt;mode == 'edit') {</text:p>
      <text:p text:style-name="P71"><text:tab/><text:tab/><text:tab/>$this-&gt;data['page_title'] = 'Edit Artikel';</text:p>
      <text:p text:style-name="P71"><text:tab/><text:tab/><text:tab/>$this-&gt;data['edited'] = true;<text:tab/></text:p>
      <text:p text:style-name="P71"><text:tab/><text:tab/>}</text:p>
      <text:p text:style-name="P71"><text:tab/><text:tab/>elseif ($this-&gt;mode == 'detail'){</text:p>
      <text:p text:style-name="P71"><text:tab/><text:tab/><text:tab/>$this-&gt;data['page_title'] = 'Detail Artikel';</text:p>
      <text:p text:style-name="P71"><text:tab/><text:tab/><text:tab/>$this-&gt;data['edited'] = false;<text:tab/></text:p>
      <text:p text:style-name="P71"><text:tab/><text:tab/>}else{</text:p>
      <text:p text:style-name="P71"><text:tab/><text:tab/><text:tab/>$this-&gt;data['page_title'] = 'Daftar Artikel';</text:p>
      <text:p text:style-name="P71"><text:tab/><text:tab/>}</text:p>
      <text:p text:style-name="P71"/>
      <text:p text:style-name="P73">untuk title halaman silahkan disesuaikan</text:p>
      <text:p text:style-name="P71">--------------------------------------------------------------------------</text:p>
      <text:p text:style-name="P70"><text:tab/>$this-&gt;model = new ArtikelModel();</text:p>
      <text:p text:style-name="P70"><text:tab/><text:span text:style-name="T39">seuaikan dengan model Anda</text:span></text:p>
      <text:p text:style-name="P70"/>
      <text:p text:style-name="P70"><text:tab/><text:span text:style-name="T43">sesuaikan fungsi _actionIndex()</text:span></text:p>
      <text:p text:style-name="P74"><text:soft-page-break/><text:span text:style-name="T43"><text:tab/><text:tab/></text:span><text:span text:style-name="T41">$this-&gt;data['header']=array(</text:span></text:p>
      <text:p text:style-name="P74"><text:span text:style-name="T41"><text:tab/><text:tab/><text:tab/>array('name'=&gt;'nama', 'label'=&gt;'Nama', 'width'=&gt;"auto"),</text:span></text:p>
      <text:p text:style-name="P74"><text:span text:style-name="T41"><text:tab/><text:tab/><text:tab/>array('name'=&gt;'isi', 'label'=&gt;'Isi', 'width'=&gt;"auto")</text:span></text:p>
      <text:p text:style-name="P74"><text:span text:style-name="T41"><text:tab/><text:tab/>);</text:span></text:p>
      <text:p text:style-name="P74"/>
      <text:p text:style-name="P75"><text:tab/><text:span text:style-name="T45">sesuikan dengan kolom2 yang akan ditampilkan di daftar /list(artikellist)</text:span></text:p>
      <text:p text:style-name="P75"><text:span text:style-name="T9"/></text:p>
      <text:p text:style-name="P72"><text:tab/><text:span text:style-name="T43">sesuaikan fungsi _action</text:span><text:span text:style-name="T44">Edit</text:span><text:span text:style-name="T43">()</text:span></text:p>
      <text:p text:style-name="P76"><text:span text:style-name="T42"></text:span></text:p>
      <text:p text:style-name="P76"><text:span text:style-name="T42"><text:tab/></text:span>$record = array();</text:p>
      <text:p text:style-name="P76"><text:tab/>$record['nama'] = $this-&gt;post['nama'];</text:p>
      <text:p text:style-name="P76"><text:tab/>$record['isi'] = $this-&gt;post['isi'];</text:p>
      <text:p text:style-name="P76"><text:tab/></text:p>
      <text:p text:style-name="P76"><text:tab/><text:span text:style-name="T46">bisa ditambah atau diubah sesuai dengan tabel yang disedikan.</text:span></text:p>
      <text:p text:style-name="P77"><text:tab/>$record['nama'] <text:span text:style-name="T47">ini yang akan disimpan di db (kolom di database)</text:span></text:p>
      <text:p text:style-name="P78"><text:tab/>$this-&gt;post['nama'] <text:span text:style-name="T48">hasil post dari artikeldetail (input data)</text:span></text:p>
      <text:p text:style-name="P78"><text:tab/><text:span text:style-name="T49">disarankan disamakan saja biar gak ruwet</text:span></text:p>
      <text:p text:style-name="P78"/>
      <text:p text:style-name="P78"/>
      <text:p text:style-name="P79">kalau bingung hubungi saya :))</text:p>
      <text:p text:style-name="P79"/>
      <text:list xml:id="list5510217334357730574" text:style-name="L15">
        <text:list-item>
          <text:p text:style-name="P23">view !!!!</text:p>
        </text:list-item>
        <text:list-item>
          <text:p text:style-name="P24">artikellist.php</text:p>
        </text:list-item>
      </text:list>
      <text:p text:style-name="P25"/>
      <text:p text:style-name="P26"></text:p>
      <text:p text:style-name="P80">&lt;?=$this-&gt;FlashMsg()?&gt;</text:p>
      <text:p text:style-name="P80">&lt;div style="text-align:right"&gt;</text:p>
      <text:p text:style-name="P80">&lt;?php echo UI::showButtonMode($mode)?&gt;</text:p>
      <text:p text:style-name="P80">&lt;/div&gt;</text:p>
      <text:p text:style-name="P80"><text:s text:c="2"/>&lt;table class="table table-striped"&gt;</text:p>
      <text:p text:style-name="P80"><text:s text:c="4"/>&lt;thead&gt;</text:p>
      <text:p text:style-name="P80"><text:s text:c="4"/>&lt;?=UI::showHeader($header, $filter_arr, $list_sort, $list_order)?&gt;</text:p>
      <text:p text:style-name="P80"><text:s text:c="4"/>&lt;/thead&gt;</text:p>
      <text:p text:style-name="P80"><text:s text:c="4"/>&lt;tbody&gt;</text:p>
      <text:p text:style-name="P80"><text:s text:c="4"/>&lt;?php</text:p>
      <text:p text:style-name="P80"><text:s text:c="4"/>$i = (($page-1)*$limit);</text:p>
      <text:p text:style-name="P80"><text:s text:c="4"/>foreach($list['rows'] as $rows){</text:p>
      <text:p text:style-name="P80"><text:s text:c="4"/><text:tab/>$i++;</text:p>
      <text:p text:style-name="P80"><text:s text:c="4"/><text:tab/>echo "&lt;tr&gt;";</text:p>
      <text:p text:style-name="P80"><text:s text:c="4"/><text:tab/>echo "&lt;td&gt;$i&lt;/td&gt;";</text:p>
      <text:p text:style-name="P80"><text:s text:c="4"/><text:tab/>foreach($header as $rows1){</text:p>
      <text:p text:style-name="P80"><text:s text:c="4"/><text:tab/><text:tab/>$val = $rows[$rows1['name']];</text:p>
      <text:p text:style-name="P80"><text:s text:c="12"/>if($rows1['name']=='nama'){</text:p>
      <text:p text:style-name="P80"><text:s text:c="16"/>echo "&lt;td&gt;&lt;a href='".($url=URL::Base($page_ctrl."/detail/$rows[$pk]"))."'&gt;$val&lt;/a&gt;&lt;/td&gt;"; <text:s text:c="2"/></text:p>
      <text:p text:style-name="P80"><text:s text:c="12"/>}elseif($rows1['name']=='isi'){</text:p>
      <text:p text:style-name="P80"><text:s text:c="16"/>echo "&lt;td&gt;".ReadMore($val,$url)."&lt;/td&gt;";</text:p>
      <text:p text:style-name="P80"><text:s text:c="12"/>}else{</text:p>
      <text:p text:style-name="P80"><text:s text:c="16"/>switch ($rows1['type']) {</text:p>
      <text:p text:style-name="P80"><text:s text:c="20"/>case 'list':</text:p>
      <text:p text:style-name="P80"><text:s text:c="24"/>echo "&lt;td&gt;".$rows1["value"][$val]."&lt;/td&gt;";</text:p>
      <text:p text:style-name="P80"><text:s text:c="24"/>break;</text:p>
      <text:p text:style-name="P80"><text:soft-page-break/><text:s text:c="20"/>default :</text:p>
      <text:p text:style-name="P80"><text:s text:c="24"/>echo "&lt;td&gt;$val&lt;/td&gt;";</text:p>
      <text:p text:style-name="P80"><text:s text:c="24"/>break;</text:p>
      <text:p text:style-name="P80"><text:s text:c="16"/>}</text:p>
      <text:p text:style-name="P80"><text:s text:c="12"/>}</text:p>
      <text:p text:style-name="P80"><text:s text:c="4"/><text:tab/>}</text:p>
      <text:p text:style-name="P80"><text:s text:c="4"/><text:tab/>echo "&lt;td style='text-align:right'&gt;</text:p>
      <text:p text:style-name="P80"><text:s text:c="4"/><text:tab/>".UI::getButton('edit', $rows[$pk], 'class="btn btn-xs btn-warning"')."</text:p>
      <text:p text:style-name="P80"><text:tab/><text:tab/>".UI::getButton('delete', $rows[$pk], 'class="btn btn-xs btn-danger"')."</text:p>
      <text:p text:style-name="P80"><text:s text:c="4"/><text:tab/>&lt;/td&gt;";</text:p>
      <text:p text:style-name="P80"><text:s text:c="4"/><text:tab/>echo "&lt;/tr&gt;";</text:p>
      <text:p text:style-name="P80"><text:s text:c="4"/>}</text:p>
      <text:p text:style-name="P80"><text:s text:c="4"/>if(!count($list['rows'])){</text:p>
      <text:p text:style-name="P80"><text:s text:c="8"/>echo "&lt;tr&gt;&lt;td colspan='".(count($header)+2)."'&gt;Data kosong&lt;/td&gt;&lt;/tr&gt;";</text:p>
      <text:p text:style-name="P80"><text:s text:c="4"/>}</text:p>
      <text:p text:style-name="P80"><text:s text:c="4"/>?&gt;</text:p>
      <text:p text:style-name="P80"><text:s text:c="4"/>&lt;/tbody&gt;</text:p>
      <text:p text:style-name="P80"><text:s text:c="2"/>&lt;/table&gt;</text:p>
      <text:p text:style-name="P80"><text:s text:c="2"/>&lt;?=UI::showPaging($paging,$page, $limit_arr,$limit,$list)?&gt;</text:p>
      <text:p text:style-name="P80"/>
      <text:p text:style-name="P26">TIDAK PERLU DIRUBAH</text:p>
      <text:p text:style-name="P26"/>
      <text:list xml:id="list3629035476365238715" text:style-name="L16">
        <text:list-item>
          <text:p text:style-name="P27">artikeldetail.php</text:p>
        </text:list-item>
      </text:list>
      <text:p text:style-name="P28"></text:p>
      <text:p text:style-name="P81">&lt;?=$this-&gt;FlashMsg()?&gt;</text:p>
      <text:p text:style-name="P81">&lt;div style="text-align:right"&gt;</text:p>
      <text:p text:style-name="P81"><text:tab/>&lt;?php echo UI::showButtonMode($mode, $row[$pk])?&gt;</text:p>
      <text:p text:style-name="P81">&lt;/div&gt;</text:p>
      <text:p text:style-name="P81"><text:s/>&lt;br/&gt;</text:p>
      <text:p text:style-name="P81">&lt;table class="table table-form"&gt;</text:p>
      <text:p text:style-name="P82">&lt;tr&gt;</text:p>
      <text:p text:style-name="P82"><text:tab/>&lt;td class="td-label"&gt;Judul&lt;/td&gt;</text:p>
      <text:p text:style-name="P82"><text:tab/>&lt;td&gt;</text:p>
      <text:p text:style-name="P82"><text:tab/>&lt;?php echo UI::createTextBox('nama',$row['nama'],'','',$edited,$class='form-control')?&gt;</text:p>
      <text:p text:style-name="P82"><text:tab/>&lt;/td&gt;</text:p>
      <text:p text:style-name="P82">&lt;/tr&gt;</text:p>
      <text:p text:style-name="P83">&lt;tr&gt;</text:p>
      <text:p text:style-name="P84"><text:tab/>&lt;td class="td-label"&gt;Isi&lt;/td&gt;</text:p>
      <text:p text:style-name="P84"><text:tab/>&lt;td&gt;</text:p>
      <text:p text:style-name="P84"><text:tab/>&lt;?php echo UI::createTextArea('isi',$row['isi'],'','',$edited,$class='form-control')?&gt;</text:p>
      <text:p text:style-name="P84"><text:tab/>&lt;/td&gt;</text:p>
      <text:p text:style-name="P84">&lt;/tr&gt;</text:p>
      <text:p text:style-name="P81">&lt;?php if($edited){?&gt;</text:p>
      <text:p text:style-name="P85"><text:tab/>&lt;tr&gt;</text:p>
      <text:p text:style-name="P85"><text:tab/>&lt;td&gt;&lt;/td&gt;</text:p>
      <text:p text:style-name="P85"><text:tab/>&lt;td&gt;&lt;?php echo UI::showButtonMode('save', null, $edited)?&gt;&lt;/td&gt;</text:p>
      <text:p text:style-name="P85"><text:tab/>&lt;/tr&gt;</text:p>
      <text:p text:style-name="P81">&lt;?php }?&gt;</text:p>
      <text:p text:style-name="P81">&lt;/table&gt;</text:p>
      <text:p text:style-name="P81"/>
      <text:p text:style-name="P89">sesuikan dengan kolom2 yang ada didatabase</text:p>
      <text:p text:style-name="P86"/>
      <text:p text:style-name="P90"><text:soft-page-break/>untuk menambahan inputan codenya :</text:p>
      <text:p text:style-name="P86">&lt;tr&gt;</text:p>
      <text:p text:style-name="P86"><text:tab/>&lt;td class="td-label"&gt;Judul&lt;/td&gt;</text:p>
      <text:p text:style-name="P86"><text:tab/>&lt;td&gt;</text:p>
      <text:p text:style-name="P86"><text:tab/>&lt;?php echo UI::createTextBox('nama',$row['nama'],'','',$edited,$class='form-control')?&gt;</text:p>
      <text:p text:style-name="P86"><text:tab/>&lt;/td&gt;</text:p>
      <text:p text:style-name="P86">&lt;/tr&gt;</text:p>
      <text:p text:style-name="P86"/>
      <text:p text:style-name="P91">silahkan sesuikan </text:p>
      <text:p text:style-name="P87">&lt;?php echo UI::createTextBox('nama',$row['nama'],'','',$edited,$class='form-control')?&gt;</text:p>
      <text:p text:style-name="P92">“nama” bisa disesuaikan <text:span text:style-name="T50">dengan kolom yang ada di database</text:span></text:p>
      <text:p text:style-name="P92"/>
      <text:p text:style-name="P92"/>
      <text:p text:style-name="P92"/>
      <text:p text:style-name="P88">UI::createTextBox(<text:span text:style-name="T51">)</text:span></text:p>
      <text:p text:style-name="P93">mempunyai banya teman lainnya: <text:span text:style-name="T52">bisa dilihat di folder library &gt; UI.php</text:span></text:p>
      <text:p text:style-name="P94">fungsi2 yang disediakan diataranya : </text:p>
      <text:p text:style-name="P94">createTextArea, createTextBox, createTextNumber, createTextPassword, createSelect, createCheckBox, createRadio dll</text:p>
      <text:p text:style-name="P94"/>
      <text:p text:style-name="P94">gak usah terlalu diperhatikan bila membuat pusing :D</text:p>
      <text:p text:style-name="P95">mungkin akan saya jelaskan kapan2 :D</text:p>
      <text:p text:style-name="P95"/>
      <text:p text:style-name="P95"/>
      <text:p text:style-name="P95"/>
      <text:p text:style-name="P95">bila ada kebingungan bisa contact me :D</text:p>
      <text:p text:style-name="P95"/>
      <text:p text:style-name="P95">---- semoga berhasil ---</text:p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06:15:05.314645917</meta:creation-date>
    <dc:date>2015-09-23T08:04:57.758048623</dc:date>
    <meta:editing-duration>PT1H41M12S</meta:editing-duration>
    <meta:editing-cycles>171</meta:editing-cycles>
    <meta:generator>LibreOffice/4.2.7.2$Linux_X86_64 LibreOffice_project/420m0$Build-2</meta:generator>
    <meta:document-statistic meta:table-count="2" meta:image-count="0" meta:object-count="0" meta:page-count="9" meta:paragraph-count="399" meta:word-count="1153" meta:character-count="11655" meta:non-whitespace-character-count="9867"/>
  </office:meta>
</office:document-meta>
</file>